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9"/>
    <style:style style:name="ce3" style:family="table-cell" style:parent-style-name="Default" style:data-style-name="N12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calcext:value-type="string">
            <text:p>Some formulas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5-03-14" calcext:value-type="date">
            <text:p>2025-03-14</text:p>
          </table:table-cell>
          <table:table-cell table:style-name="ce2" table:formula="of:=[.B2]+1" office:value-type="date" office:date-value="2025-03-15" calcext:value-type="date">
            <text:p>2025-03-1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2]&amp;[.F2]&amp;[.A2]" office:value-type="string" office:string-value="foobar1" calcext:value-type="string">
            <text:p>foobar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5-03-15" calcext:value-type="date">
            <text:p>2025-03-15</text:p>
          </table:table-cell>
          <table:table-cell table:style-name="ce2" table:formula="of:=[.B3]+1" office:value-type="date" office:date-value="2025-03-16" calcext:value-type="date">
            <text:p>2025-03-16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3]&amp;[.F3]&amp;[.A3]" office:value-type="string" office:string-value="foobar2" calcext:value-type="string">
            <text:p>foobar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5-03-16" calcext:value-type="date">
            <text:p>2025-03-16</text:p>
          </table:table-cell>
          <table:table-cell table:style-name="ce2" table:formula="of:=[.B4]+1" office:value-type="date" office:date-value="2025-03-17" calcext:value-type="date">
            <text:p>2025-03-17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4]&amp;[.F4]&amp;[.A4]" office:value-type="string" office:string-value="foobar3" calcext:value-type="string">
            <text:p>foobar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25-03-17" calcext:value-type="date">
            <text:p>2025-03-17</text:p>
          </table:table-cell>
          <table:table-cell table:style-name="ce2" table:formula="of:=[.B5]+1" office:value-type="date" office:date-value="2025-03-18" calcext:value-type="date">
            <text:p>2025-03-18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5]&amp;[.F5]&amp;[.A5]" office:value-type="string" office:string-value="foobar4" calcext:value-type="string">
            <text:p>foobar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25-03-18" calcext:value-type="date">
            <text:p>2025-03-18</text:p>
          </table:table-cell>
          <table:table-cell table:style-name="ce2" table:formula="of:=[.B6]+1" office:value-type="date" office:date-value="2025-03-19" calcext:value-type="date">
            <text:p>2025-03-1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6]&amp;[.F6]&amp;[.A6]" office:value-type="string" office:string-value="foobar5" calcext:value-type="string">
            <text:p>foobar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5-03-19" calcext:value-type="date">
            <text:p>2025-03-19</text:p>
          </table:table-cell>
          <table:table-cell table:style-name="ce2" table:formula="of:=[.B7]+1" office:value-type="date" office:date-value="2025-03-20" calcext:value-type="date">
            <text:p>2025-03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table:formula="of:=[.E7]&amp;[.F7]&amp;[.A7]" office:value-type="string" office:string-value="foobar6" calcext:value-type="string">
            <text:p>foobar6</text:p>
          </table:table-cell>
          <table:table-cell table:number-columns-repeated="16377"/>
        </table:table-row>
        <table:table-row table:style-name="ro1">
          <table:table-cell table:formula="of:=SUM([.A2:.A7])" office:value-type="float" office:value="21" calcext:value-type="float">
            <text:p>21</text:p>
          </table:table-cell>
          <table:table-cell table:number-columns-repeated="2"/>
          <table:table-cell table:style-name="ce3" table:formula="of:=AVERAGE([.D2:.D7])" office:value-type="float" office:value="20.7666666666667" calcext:value-type="float">
            <text:p>20.8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5-03-14T19:40:39Z</meta:creation-date>
    <dc:date>2025-03-15T21:52:52.117365632</dc:date>
    <meta:editing-duration>PT13S</meta:editing-duration>
    <meta:editing-cycles>1</meta:editing-cycles>
    <meta:document-statistic meta:table-count="1" meta:cell-count="45" meta:object-count="0"/>
  </office:meta>
</office:document-meta>
</file>